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xedContentModel.MixedContentModel( int count , QName [ ] children , boolean or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xedContentModel.validate( QName [ ] children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